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howcard Gothic" svg:font-family="'Showcard Gothi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style:font-name="Showcard Gothic" fo:font-size="20pt" style:font-size-asian="20pt"/>
    </style:style>
    <style:style style:name="P2" style:family="paragraph" style:parent-style-name="Standard">
      <style:text-properties fo:font-size="9pt" style:font-size-asian="9pt"/>
    </style:style>
    <style:style style:name="P3" style:family="paragraph" style:parent-style-name="Text_20_body" style:master-page-name="Standard">
      <style:paragraph-properties style:page-number="auto"/>
      <style:text-properties fo:font-size="9pt" style:font-size-asian="9pt"/>
    </style:style>
    <style:style style:name="P4" style:family="paragraph" style:parent-style-name="Footer">
      <style:text-properties style:font-name="Showcard Gothic" fo:font-size="14pt" style:font-size-asian="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ine is van origine een militaire kampplaats, 10 miljoen jaar voor Christus. Tijdens de laatste Slag tegen de Dinosauriërs, is Juine gesticht. Het ontwikkelde zich tot een bloeiend dorp met een rijke historie. Voorbeelden van deze historie zijn de legendarisch oprichting van de middelbare school 'De Vlindertuin'. Deze school is geschonken door stadhouder Willem I, wegens de dappere houding van het volk tegen de, toen het gebied afschuimende, horden wilde konijnen. Een ander hoogtepunt in de rijke historie, die dit pitoreske plaatsje kent is, de stichting van het eerste cafe anno 1073 voor Christus, 'In de Walrus'. Alhoewel dit cafe de gemiddelde produktiviteit van het dorp niet ten goede kwam, bevestigde het wel de sociale banden tussen de bewoners. Ander belangrijk punt is de vestiging van de eerste Katholieke kerk anno 23.010 voor Christus, met als spreuk boven de deur: 'U zijt Wellekome' en als bijzondere eigenschap dat de preken op zaterdag plaatsvinden in plaats van op zondag. </text:p>
      <text:p text:style-name="P2">Zwarte periode voor dit dorp was de bezetting door Communisten uit het Oosten, anno 1013 Voor Christus. Deze bezetting duurde precies duizend jaar, en staat onder de inwoners dan ook bekend als: 'De Duizend Jarige Bezetting' (De DJB). In 13 voor Christus werd het dorp bevrijd door de Romeinen, een feestdag die nog iedere jaar 5 mei gevierd wordt. Deze pagina is te kort om alle details van deze bevrijding op te schrijven maar niet onvermeld willen we de rol van Jan de Veearts laten,die in de nacht van de bevrijding dronken uit het café kwam, een riek pakte en dapper instootte op de Communistische troepen. Hij werd neergeschoten voor hij schade kon toebrengen. De Romeinen bevrijdden Juine gelukkig net op tijd voordat de voorraad balpennen in Juine opraakte, want balpennen waren, en zijn nog steeds, schaars in Juine.</text:p>
      <text:p text:style-name="P2">Gedurende de Romeinse periode kwam het dorp tot grote bloei. Het werd door de strategische ligging tussen Rome en Reykjavik wederom een kampplaaats waar pernament Romeinse elite troepen werden gelegerd. De Romeine brachten ook hun eigen bier, 'Herfstbok', mee en stichten anno 13 voor Christus het tweede cafe 'Het Centrum.' Dit cafe was speciaal ingericht voor de Romeinen, zo was te merken aan de ligstoelen die er tot de dag van vandaag nog staan en de pizza's op de menukaart. </text:p>
      <text:p text:style-name="P2">De twee café's hadden vanaf de stichtingsdatum ruzie. De eerste daad tegen café 'Het Centrum' was het 's nachts gooien van een suikerbiet door de ruit. De dader is tot op de dag van vandaag niet aangewezen, maar vermoed wordt dat dit de destijdse cafehouder Guus of zijn vrouw Greet was. De café's hebben het nooit met elkaar kunnen vinden en de laatste vijfhonderd jaar is zelfs wederzijdse moord niet van de lucht. Zo waren een tijd geleden Zara en Zander, de vroegere cafehouders van 'In de Walrus' ineens van de Aardbol verdwenen, waarvan de geruchten in het dorp de voorkeur geven aan een koelbloedige moord. Henk de 216e van cafe 'Het Centrum' werd verdacht, gevraagd naar een reactie zij hij:</text:p>
      <text:p text:style-name="Body_20_Text_20_2">'Ik vind het heel erg dat die smeerlappen dood zijn, ik zal vanavond op hun gezondheid drinken. Mag ik van deze gelegenheid gebruik maken om de groeten te doen?'. Toch ontkent de heer 'De 216e' de frictie die al enige tijd tussen de café's heerst niet, als reden voor de turbulentie zei hij: 'Ze vragen er zelf om, hadden ze me maar geen stuk inport moeten noemen. Daarnaast verdunnen ze hun bier met geitenurine, dit is concurentievervalsing en niet passent in het Montignac diner.' Op de avond van spelen zijn jullie verzameld in het dorpshuus van Juine: 'Tussen de Yaks' Die ochtend (zaterdagochtend) is Anton, de caféhouder van 'In de Walrus' dood aangetroffen is zijn eigen kroeg. Wat dorpelingen en anonieme boeren uit de omgeving zijn verzameld voor een rouwbijeenkomst ter deze gelegenheid. Een van jouw taken is er door goede perceptie en deductie er achter te komen wie en waarom en hoe Anton vermoord is, en de gevolgen van deze moord voor het dorp in kaart brengen van het dorp door een regenommeerd topografische buro en tevens de lange-termijn effecten van deze daad op de koers van de aandelen Euroshopper. Bedenk dat uit je rolomschrijving een aantal doelen te halen zijn, verwaarloos deze niet. Voor de nieuwkomers: je primaire target is met zoveelmogelijk mensen diepe discussies voeren (inclusief slap ouwehoeren) en je karakter uit te diepen.</text:p>
      <text:p text:style-name="P2"/>
      <text:p text:style-name="P2">De gegevens die handig kunnen zijn, zijn:</text:p>
      <text:p text:style-name="P2">Caféhouders van het Juinse café 'In de Walrus': Anton (wijlen) en Anita (nu weduwe)</text:p>
      <text:p text:style-name="P2"><text:tab/>Dochtertje heet Bella</text:p>
      <text:p text:style-name="P2"><text:tab/>Bardame 'In de Walrus' heet Truus</text:p>
      <text:p text:style-name="P2">Caféhouders van het Romeinse café 'Het Centrum' zijn Henk de 216e en Hetty de 216e (getrouwd)</text:p>
      <text:p text:style-name="P2"><text:tab/>Zoontje heet Henk de 217e</text:p>
      <text:p text:style-name="P2">De veldwachtster heet Marloes, vrijgezel</text:p>
      <text:p text:style-name="P2">De notaris van het dorp Juine heet Arend-Jan, getrouwd met Clara</text:p>
      <text:p text:style-name="P2">De pastoor van de Katholieke kerk heet Gijsbrecht, vrijgezel</text:p>
      <text:p text:style-name="P2">De postbode heet Ruud, vrijgezel</text:p>
      <text:p text:style-name="P2">De schillenboer heet Tom, getrouwd met Jacoba</text:p>
      <text:p text:style-name="P2">De schoolmeester en tevens pennenhandelaar heet Klaas, vrijgezel</text:p>
      <text:p text:style-name="P2">De visboer heet Harry, in het echt verbonden met de vrouw Hans</text:p>
      <text:p text:style-name="P2">De dorpsgek heet Piet, vrijgezel</text:p>
      <text:p text:style-name="P2">De apotheker en dokter heet Christiaan, getrouwd met Bep</text:p>
      <text:p text:style-name="P2">Het nieuw geadopteerde kindje van de pastoor heet Hührdjatgnoeipschnoel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howcard Gothic" svg:font-family="'Showcard Gothi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nl" fo:country="NL"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style:font-name="MS Sans Serif" fo:language="en" fo:country="U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style:font-name="MS Sans Serif" fo:language="en" fo:country="US"/>
    </style:style>
    <style:style style:name="Body_20_Text_20_2" style:display-name="Body Text 2" style:family="paragraph" style:parent-style-name="Standard">
      <style:text-properties fo:font-size="9pt" style:font-size-asian="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text-properties style:font-name="Showcard Gothic" fo:font-size="20pt" style:font-size-asian="20pt"/>
    </style:style>
    <style:style style:name="MP2" style:family="paragraph" style:parent-style-name="Footer">
      <style:text-properties style:font-name="Showcard Gothic" fo:font-size="14pt" style:font-size-asian="14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h text:style-name="MP1" text:outline-level="1">Algemeen verhaaltje over het pittoreske dorp Juine</text:h>
        <text:p text:style-name="Header"/>
      </style:header>
      <style:footer>
        <text:p text:style-name="MP2">Levend Cluedo ‘Juine’ geschreven eind november 2000 door Gerarda de Groot, Geert van den Bogaart en Richèl Bilderbeek</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gemeen verhaaltje over het pittoreske dorp Juine</dc:title>
    <meta:initial-creator>s1135007</meta:initial-creator>
    <meta:creation-date>2001-09-04T12:53:00</meta:creation-date>
    <dc:creator>Richel Bilderbeek</dc:creator>
    <dc:date>2010-07-04T18:47:31</dc:date>
    <meta:editing-cycles>5</meta:editing-cycles>
    <meta:editing-duration>PT00H06M29S</meta:editing-duration>
    <meta:generator>OpenOffice.org/3.2$Linux OpenOffice.org_project/320m12$Build-9483</meta:generator>
    <meta:document-statistic meta:table-count="0" meta:image-count="0" meta:object-count="0" meta:page-count="1" meta:paragraph-count="23" meta:word-count="882" meta:character-count="5358"/>
    <meta:user-defined meta:name="Info 1"/>
    <meta:user-defined meta:name="Info 2"/>
    <meta:user-defined meta:name="Info 3"/>
    <meta:user-defined meta:name="Info 4"/>
  </office:meta>
</office:document-meta>
</file>